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36cm" fo:min-width="0.986cm" fo:padding-top="0.178cm" fo:padding-bottom="0.178cm" fo:padding-left="0.303cm" fo:padding-right="0.303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36cm" fo:min-width="0.986cm" fo:padding-top="0.178cm" fo:padding-bottom="0.178cm" fo:padding-left="0.303cm" fo:padding-right="0.303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36cm" fo:min-width="0.986cm" fo:padding-top="0.178cm" fo:padding-bottom="0.178cm" fo:padding-left="0.303cm" fo:padding-right="0.303cm" fo:wrap-option="wrap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="" draw:marker-start-width="0.421cm" draw:marker-end="Arrowheads_20_4" draw:marker-end-width="0.421cm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="Arrowheads_20_3" draw:marker-start-width="0.421cm" draw:marker-end="" draw:marker-end-width="0.421cm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style:font-name="Arial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2.25cm" svg:x="9.265cm" svg:y="6.25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6.515cm" svg:y="11.00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25cm" svg:height="2.25cm" svg:x="12.015cm" svg:y="11.00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015cm" svg:y1="12.051cm" svg:x2="11.765cm" svg:y2="12.051cm">
          <text:p/>
        </draw:line>
        <draw:line draw:style-name="gr5" draw:text-style-name="P3" draw:layer="layout" svg:x1="8.195cm" svg:y1="10.937cm" svg:x2="9.585cm" svg:y2="8.564cm">
          <text:p/>
        </draw:line>
        <draw:line draw:style-name="gr4" draw:text-style-name="P3" draw:layer="layout" svg:x1="12.785cm" svg:y1="10.937cm" svg:x2="11.395cm" svg:y2="8.56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8:21:01.094464842</meta:creation-date>
    <dc:date>2025-11-11T18:22:29.712326491</dc:date>
    <meta:editing-duration>PT1M27S</meta:editing-duration>
    <meta:editing-cycles>2</meta:editing-cycles>
    <meta:generator>LibreOffice/24.2.7.2$Linux_X86_64 LibreOffice_project/420$Build-2</meta:generator>
    <meta:document-statistic meta:object-count="6"/>
  </office:meta>
</office:document-meta>
</file>